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f00" officeooo:paragraph-rsid="0013bf00"/>
    </style:style>
    <style:style style:name="P2" style:family="paragraph" style:parent-style-name="Standard" style:list-style-name="L1">
      <style:text-properties officeooo:rsid="0013bf00" officeooo:paragraph-rsid="0013bf00"/>
    </style:style>
    <style:style style:name="P3" style:family="paragraph" style:parent-style-name="Standard" style:list-style-name="L1">
      <style:text-properties officeooo:rsid="00153149" officeooo:paragraph-rsid="00153149"/>
    </style:style>
    <style:style style:name="P4" style:family="paragraph" style:parent-style-name="Standard" style:list-style-name="L1">
      <style:text-properties officeooo:rsid="0016b078" officeooo:paragraph-rsid="0016b078"/>
    </style:style>
    <style:style style:name="P5" style:family="paragraph" style:parent-style-name="Standard">
      <style:text-properties officeooo:rsid="0016b078" officeooo:paragraph-rsid="0016b078"/>
    </style:style>
    <style:style style:name="P6" style:family="paragraph" style:parent-style-name="Standard">
      <style:text-properties officeooo:rsid="0018fee1" officeooo:paragraph-rsid="0018fee1"/>
    </style:style>
    <style:style style:name="P7" style:family="paragraph" style:parent-style-name="Standard" style:list-style-name="L3">
      <style:text-properties officeooo:rsid="0018fee1" officeooo:paragraph-rsid="0018fee1"/>
    </style:style>
    <style:style style:name="P8" style:family="paragraph" style:parent-style-name="Standard" style:list-style-name="L3">
      <style:text-properties officeooo:rsid="001ac9ca" officeooo:paragraph-rsid="001ac9ca"/>
    </style:style>
    <style:style style:name="T1" style:family="text">
      <style:text-properties officeooo:rsid="0015314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lles sont les caractéristiques des ophiolites alpines, et que nous indiquent t-elles ?</text:p>
      <text:p text:style-name="Standard"/>
      <text:list xml:id="list2396736788" text:style-name="L1">
        <text:list-item>
          <text:p text:style-name="P2">L<text:span text:style-name="T1">es ophiolites de la chaîne des Alpes franco-italiennes</text:span></text:p>
          <text:list>
            <text:list-item>
              <text:p text:style-name="P3">Basalte en coussin</text:p>
            </text:list-item>
            <text:list-item>
              <text:p text:style-name="P3">Gabbro, avec du chlorite</text:p>
            </text:list-item>
            <text:list-item>
              <text:p text:style-name="P3">Péridotite serpentinisée</text:p>
              <text:p text:style-name="P3"/>
            </text:list-item>
          </text:list>
        </text:list-item>
        <text:list-item>
          <text:p text:style-name="P3">Ce que ces caractéristiques nous indiquent</text:p>
          <text:list>
            <text:list-item>
              <text:p text:style-name="P4">Basalte → refroidissement brutal au contact de l’eau de mer</text:p>
            </text:list-item>
            <text:list-item>
              <text:p text:style-name="P4">Gabbro, chlorite → minéral hydraté</text:p>
            </text:list-item>
            <text:list-item>
              <text:p text:style-name="P4">Péridotite → Métamorphisme hydrothermal</text:p>
            </text:list-item>
            <text:list-item>
              <text:p text:style-name="P4">Ophiolites = vestiges d’une ancienne lithosphère océanique</text:p>
              <text:p text:style-name="P4">→ Ancien plancher océanique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6">Quelles informations apportent ces roches sur un moment de l’histoire de la formation de la chaîne himalayenne ?</text:p>
      <text:p text:style-name="P6"/>
      <text:list xml:id="list765933618" text:style-name="L3">
        <text:list-item>
          <text:p text:style-name="P7">1<text:span text:style-name="T2">re</text:span> roche : présence d’orthose, de plagioclase, de quartz, et de biotite</text:p>
          <text:list>
            <text:list-item>
              <text:p text:style-name="P8">Roche plutonique (100 % cristallisée)</text:p>
            </text:list-item>
          </text:list>
        </text:list-item>
        <text:list-item>
          <text:p text:style-name="P7">2<text:span text:style-name="T2">e</text:span> roche : présence d’orthose, de plagioclase, et de quartz</text:p>
          <text:list>
            <text:list-item>
              <text:p text:style-name="P8">Roche volcanique (pas 100 % cristallisée)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23:31.493000000</meta:creation-date>
    <dc:date>2018-10-01T20:42:13.081000000</dc:date>
    <meta:editing-duration>PT1H34M32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8" meta:word-count="133" meta:character-count="808" meta:non-whitespace-character-count="707"/>
  </office:meta>
</office:document-meta>
</file>